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EGUIA CHACON FELICI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3118881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NDAHUAYL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421581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EGUIA CHACON FELICIT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311888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4 215 81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311888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4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5633617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1/09/2021</text:p>
          </table:table-cell>
          <table:table-cell table:style-name="Tabla2.A4" office:value-type="string">
            <text:p text:style-name="P22">756270</text:p>
          </table:table-cell>
          <table:table-cell table:style-name="Tabla2.D4" office:value-type="string">
            <text:p text:style-name="P23">3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E DIO INDICACION AL CLIENTE QUE EL DESPACHO DE GALLINAS TERRESTRE, SERAA BAJO RESPONSABILIDAD DEL CLIENTE, YA QUE SON AVES DELICADAS. <text:line-break/>CLIENTE ACEPTO SU ENVIO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45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